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06ccb" officeooo:paragraph-rsid="00106ccb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8pt" fo:font-weight="bold" officeooo:rsid="00106ccb" officeooo:paragraph-rsid="00106ccb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fo:font-weight="bold" officeooo:rsid="00106ccb" officeooo:paragraph-rsid="00106ccb" style:font-size-asian="36pt" style:font-weight-asian="bold" style:font-size-complex="36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fo:font-size="18pt" fo:font-weight="bold" officeooo:rsid="00106ccb" officeooo:paragraph-rsid="00106ccb" style:font-size-asian="15.75pt" style:font-weight-asian="bold" style:font-size-complex="18pt" style:font-weight-complex="bold"/>
    </style:style>
    <style:style style:name="T1" style:family="text">
      <style:text-properties fo:font-size="12pt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ecificación de requisitos de software</text:p>
      <text:p text:style-name="P1"/>
      <text:p text:style-name="P1">Omnicare shop</text:p>
      <text:p text:style-name="P1"/>
      <text:p text:style-name="P2">Versión 1.0</text:p>
      <text:p text:style-name="P2"/>
      <text:p text:style-name="P2">Elaborado por:</text:p>
      <text:p text:style-name="P2">Kevin Daniel Basto Anquino</text:p>
      <text:p text:style-name="P4"><text:span text:style-name="T1"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6T20:55:36.757000000</meta:creation-date>
    <meta:generator>LibreOffice/7.1.5.2$Windows_X86_64 LibreOffice_project/85f04e9f809797b8199d13c421bd8a2b025d52b5</meta:generator>
    <dc:date>2021-09-26T21:06:56.987000000</dc:date>
    <meta:editing-duration>PT11M20S</meta:editing-duration>
    <meta:editing-cycles>1</meta:editing-cycles>
    <meta:document-statistic meta:table-count="0" meta:image-count="0" meta:object-count="0" meta:page-count="2" meta:paragraph-count="5" meta:word-count="15" meta:character-count="104" meta:non-whitespace-character-count="94"/>
  </office:meta>
</office:document-meta>
</file>